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normal" fo:font-family="Arial" style:font-family-asian="Arial" style:font-family-complex="Arial" fo:background-color="transparent" style:use-window-font-color="true"/>
    </style:style>
    <style:style style:name="T5" style:family="text">
      <style:text-properties fo:font-size="14.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bold" fo:font-family="'DejaVu Serif'" style:font-family-asian="'DejaVu Serif'" style:font-family-complex="'DejaVu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bold" fo:font-family="'DejaVu Serif'" style:font-family-asian="'DejaVu Serif'" style:font-family-complex="'DejaVu Serif'" fo:background-color="transparent" style:use-window-font-color="true"/>
    </style:style>
    <style:style style:name="T10" style:family="text">
      <style:text-properties fo:font-size="10.00pt" fo:font-weight="normal" fo:font-family="'DejaVu Serif'" style:font-family-asian="'DejaVu Serif'" style:font-family-complex="'DejaVu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normal" fo:font-family="'DejaVu Serif'" style:font-family-asian="'DejaVu Serif'" style:font-family-complex="'DejaVu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normal" fo:font-family="'DejaVu Serif'" style:font-family-asian="'DejaVu Serif'" style:font-family-complex="'DejaVu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DejaVu Serif'" style:font-family-asian="'DejaVu Serif'" style:font-family-complex="'DejaVu Serif'" fo:background-color="transparent" style:use-window-font-color="true"/>
    </style:style>
    <style:style style:name="T17" style:family="text">
      <style:text-properties fo:font-size="10.00pt" fo:font-weight="normal" fo:font-family="'DejaVu Serif'" style:font-family-asian="'DejaVu Serif'" style:font-family-complex="'DejaVu Serif'" fo:background-color="transparent" style:use-window-font-color="true"/>
    </style:style>
    <style:style style:name="T18" style:family="text">
      <style:text-properties fo:font-size="10.00pt" fo:font-weight="bold" fo:font-family="'DejaVu Serif'" style:font-family-asian="'DejaVu Serif'" style:font-family-complex="'DejaVu Serif'" fo:background-color="transparent" style:use-window-font-color="true"/>
    </style:style>
    <style:style style:name="T19" style:family="text">
      <style:text-properties fo:font-size="10.00pt" fo:font-weight="normal" fo:font-family="'DejaVu Serif'" style:font-family-asian="'DejaVu Serif'" style:font-family-complex="'DejaVu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DejaVu Serif'" style:font-family-asian="'DejaVu Serif'" style:font-family-complex="'DejaVu Serif'" fo:background-color="transparent" style:use-window-font-color="true"/>
    </style:style>
    <style:style style:name="T22" style:family="text">
      <style:text-properties fo:font-size="10.00pt" fo:font-weight="bold" fo:font-family="'DejaVu Serif'" style:font-family-asian="'DejaVu Serif'" style:font-family-complex="'DejaVu Serif'" fo:background-color="transparent" style:use-window-font-color="true"/>
    </style:style>
    <style:style style:name="T23" style:family="text">
      <style:text-properties fo:font-size="10.00pt" fo:font-weight="normal" fo:font-family="'DejaVu Serif'" style:font-family-asian="'DejaVu Serif'" style:font-family-complex="'DejaVu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DejaVu Serif'" style:font-family-asian="'DejaVu Serif'" style:font-family-complex="'DejaVu Serif'" fo:background-color="transparent" style:use-window-font-color="true"/>
    </style:style>
    <style:style style:name="T26" style:family="text">
      <style:text-properties fo:font-size="10.00pt" fo:font-weight="bold" fo:font-family="'DejaVu Serif'" style:font-family-asian="'DejaVu Serif'" style:font-family-complex="'DejaVu Serif'" fo:background-color="transparent" style:use-window-font-color="true"/>
    </style:style>
    <style:style style:name="T27" style:family="text">
      <style:text-properties fo:font-size="10.00pt" fo:font-weight="normal" fo:font-family="'DejaVu Serif'" style:font-family-asian="'DejaVu Serif'" style:font-family-complex="'DejaVu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left="2.75pt" fo:text-indent="-2.75pt">
        <style:tab-stops>
          <style:tab-stop style:position="504.75pt"/>
        </style:tab-stops>
      </style:paragraph-properties>
    </style:style>
    <style:style style:name="P2" style:family="paragraph">
      <style:paragraph-properties fo:line-height="115.00%" fo:text-align="justify" fo:margin-top="8.50pt" fo:margin-bottom="4.25pt"/>
    </style:style>
    <style:style style:name="P3" style:family="paragraph">
      <style:paragraph-properties fo:line-height="100.00%" fo:text-align="justify" fo:margin-left="2.75pt" fo:text-indent="-2.75pt">
        <style:tab-stops>
          <style:tab-stop style:position="504.75pt"/>
        </style:tab-stops>
      </style:paragraph-properties>
    </style:style>
    <style:style style:name="P4" style:family="paragraph">
      <style:paragraph-properties fo:line-height="100.00%" fo:text-align="justify" fo:margin-left="2.75pt" fo:text-indent="-2.75pt">
        <style:tab-stops>
          <style:tab-stop style:position="504.75pt"/>
        </style:tab-stops>
      </style:paragraph-properties>
    </style:style>
    <style:style style:name="P5" style:family="paragraph">
      <style:paragraph-properties fo:line-height="115.00%" fo:text-align="justify" fo:margin-top="12.00pt" fo:margin-bottom="6.00pt"/>
    </style:style>
    <style:style style:name="P6" style:family="paragraph">
      <style:paragraph-properties fo:line-height="100.00%" fo:text-align="justify" fo:margin-left="2.75pt" fo:text-indent="-2.75pt">
        <style:tab-stops>
          <style:tab-stop style:position="504.75pt"/>
        </style:tab-stops>
      </style:paragraph-properties>
    </style:style>
    <style:style style:name="P7" style:family="paragraph">
      <style:paragraph-properties fo:line-height="115.00%" fo:text-align="justify" fo:margin-bottom="10.00pt"/>
    </style:style>
    <style:style style:name="P8" style:family="paragraph">
      <style:paragraph-properties fo:line-height="100.00%" fo:text-align="justify" fo:margin-left="2.75pt" fo:text-indent="-2.75pt">
        <style:tab-stops>
          <style:tab-stop style:position="504.75pt"/>
        </style:tab-stops>
      </style:paragraph-properties>
    </style:style>
    <style:style style:name="P9" style:family="paragraph">
      <style:paragraph-properties fo:line-height="115.00%" fo:text-align="justify" fo:margin-bottom="10.00pt"/>
    </style:style>
    <style:style style:name="P10" style:family="paragraph">
      <style:paragraph-properties fo:line-height="100.00%" fo:text-align="justify" fo:margin-left="2.75pt" fo:text-indent="-2.75pt">
        <style:tab-stops>
          <style:tab-stop style:position="504.75pt"/>
        </style:tab-stops>
      </style:paragraph-properties>
    </style:style>
    <style:style style:name="P11" style:family="paragraph">
      <style:paragraph-properties fo:line-height="115.00%" fo:text-align="justify" fo:margin-bottom="10.00pt"/>
    </style:style>
    <style:style style:name="P12" style:family="paragraph">
      <style:paragraph-properties fo:line-height="100.00%" fo:text-align="justify" fo:margin-left="2.75pt" fo:text-indent="-2.75pt">
        <style:tab-stops>
          <style:tab-stop style:position="504.75pt"/>
        </style:tab-stops>
      </style:paragraph-properties>
    </style:style>
    <style:style style:name="P13" style:family="paragraph">
      <style:paragraph-properties fo:line-height="115.00%" fo:text-align="justify" fo:margin-bottom="10.00pt"/>
    </style:style>
    <style:style style:name="P14" style:family="paragraph">
      <style:paragraph-properties fo:line-height="100.00%" fo:text-align="justify" fo:margin-left="2.75pt" fo:text-indent="-2.75pt">
        <style:tab-stops>
          <style:tab-stop style:position="504.75pt"/>
        </style:tab-stops>
      </style:paragraph-properties>
    </style:style>
    <style:style style:name="P15" style:family="paragraph">
      <style:paragraph-properties fo:line-height="115.00%" fo:text-align="justify" fo:margin-bottom="10.00pt"/>
    </style:style>
    <style:style style:name="P16" style:family="paragraph">
      <style:paragraph-properties fo:line-height="100.00%" fo:text-align="justify" fo:margin-left="2.75pt" fo:text-indent="-2.75pt">
        <style:tab-stops>
          <style:tab-stop style:position="504.75pt"/>
        </style:tab-stops>
      </style:paragraph-properties>
    </style:style>
    <style:style style:name="P17" style:family="paragraph">
      <style:paragraph-properties fo:line-height="115.00%" fo:text-align="justify" fo:margin-bottom="10.00pt"/>
    </style:style>
    <style:style style:name="P18" style:family="paragraph">
      <style:paragraph-properties fo:line-height="100.00%" fo:text-align="justify" fo:margin-left="2.75pt" fo:text-indent="-2.75pt">
        <style:tab-stops>
          <style:tab-stop style:position="504.75pt"/>
        </style:tab-stops>
      </style:paragraph-properties>
    </style:style>
    <style:style style:name="P19" style:family="paragraph">
      <style:paragraph-properties fo:line-height="115.00%" fo:text-align="justify" fo:margin-bottom="10.00pt"/>
    </style:style>
    <style:style style:name="P20" style:family="paragraph">
      <style:paragraph-properties fo:line-height="100.00%" fo:text-align="justify" fo:margin-left="2.75pt" fo:text-indent="-2.75pt">
        <style:tab-stops>
          <style:tab-stop style:position="504.75pt"/>
        </style:tab-stops>
      </style:paragraph-properties>
    </style:style>
    <style:style style:name="P21" style:family="paragraph">
      <style:paragraph-properties fo:line-height="115.00%" fo:text-align="justify" fo:margin-bottom="10.00pt"/>
    </style:style>
    <style:style style:name="P22" style:family="paragraph">
      <style:paragraph-properties fo:line-height="100.00%" fo:text-align="justify" fo:margin-left="2.75pt" fo:text-indent="-2.75pt">
        <style:tab-stops>
          <style:tab-stop style:position="504.75pt"/>
        </style:tab-stops>
      </style:paragraph-properties>
    </style:style>
    <style:style style:name="P23" style:family="paragraph">
      <style:paragraph-properties fo:line-height="115.00%" fo:text-align="justify" fo:margin-bottom="10.00pt"/>
    </style:style>
    <style:style style:name="P24" style:family="paragraph">
      <style:paragraph-properties fo:line-height="100.00%" fo:text-align="justify" fo:margin-left="2.75pt" fo:text-indent="-2.75pt">
        <style:tab-stops>
          <style:tab-stop style:position="504.75pt"/>
        </style:tab-stops>
      </style:paragraph-properties>
    </style:style>
    <style:style style:name="P25" style:family="paragraph">
      <style:paragraph-properties fo:line-height="115.00%" fo:text-align="justify" fo:margin-bottom="10.00pt"/>
    </style:style>
    <style:style style:name="P26" style:family="paragraph">
      <style:paragraph-properties fo:line-height="100.00%" fo:text-align="justify" fo:margin-left="2.75pt" fo:text-indent="-2.75pt">
        <style:tab-stops>
          <style:tab-stop style:position="504.75pt"/>
        </style:tab-stops>
      </style:paragraph-properties>
    </style:style>
    <style:style style:name="P27" style:family="paragraph">
      <style:paragraph-properties fo:line-height="115.00%" fo:text-align="justify" fo:margin-bottom="10.00pt"/>
    </style:style>
    <style:style style:name="P28" style:family="paragraph">
      <style:paragraph-properties fo:line-height="100.00%" fo:text-align="justify" fo:margin-left="2.75pt" fo:text-indent="-2.75pt">
        <style:tab-stops>
          <style:tab-stop style:position="504.75pt"/>
        </style:tab-stops>
      </style:paragraph-properties>
    </style:style>
    <style:style style:name="P29" style:family="paragraph">
      <style:paragraph-properties fo:line-height="115.00%" fo:text-align="justify" fo:margin-bottom="10.00pt"/>
    </style:style>
    <style:style style:name="P30" style:family="paragraph">
      <style:paragraph-properties fo:line-height="100.00%" fo:text-align="justify" fo:margin-left="2.75pt" fo:text-indent="-2.75pt">
        <style:tab-stops>
          <style:tab-stop style:position="504.75pt"/>
        </style:tab-stops>
      </style:paragraph-properties>
    </style:style>
    <style:style style:name="P31" style:family="paragraph">
      <style:paragraph-properties fo:line-height="115.00%" fo:text-align="justify" fo:margin-bottom="10.00pt"/>
    </style:style>
    <style:style style:name="P32" style:family="paragraph">
      <style:paragraph-properties fo:line-height="100.00%" fo:text-align="justify" fo:margin-left="2.75pt" fo:text-indent="-2.75pt">
        <style:tab-stops>
          <style:tab-stop style:position="504.75pt"/>
        </style:tab-stops>
      </style:paragraph-properties>
    </style:style>
    <style:style style:name="P33" style:family="paragraph">
      <style:paragraph-properties fo:line-height="115.00%" fo:text-align="justify" fo:margin-bottom="10.00pt"/>
    </style:style>
    <style:style style:name="P34" style:family="paragraph">
      <style:paragraph-properties fo:line-height="100.00%" fo:text-align="justify" fo:margin-left="2.75pt" fo:text-indent="-2.75pt">
        <style:tab-stops>
          <style:tab-stop style:position="504.75pt"/>
        </style:tab-stops>
      </style:paragraph-properties>
    </style:style>
    <style:style style:name="P35" style:family="paragraph">
      <style:paragraph-properties fo:line-height="115.00%" fo:text-align="justify" fo:margin-bottom="10.00pt"/>
    </style:style>
    <style:style style:name="TableColumn0100" style:family="table-column">
      <style:table-column-properties style:column-width="7.048611in"/>
    </style:style>
    <style:style style:name="Table01" style:family="table">
      <style:table-properties style:width="7.0486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34722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13889in solid #000000" fo:padding-left="0.038194in" fo:padding-right="0.038194in" fo:vertical-align="top" fo:background-color="#ffffff"/>
    </style:style>
    <style:style style:name="TableColumn0200" style:family="table-column">
      <style:table-column-properties style:column-width="7.048611in"/>
    </style:style>
    <style:style style:name="Table02" style:family="table">
      <style:table-properties style:width="7.048611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7.048611in"/>
    </style:style>
    <style:style style:name="Table03" style:family="table">
      <style:table-properties style:width="7.048611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7.048611in"/>
    </style:style>
    <style:style style:name="Table04" style:family="table">
      <style:table-properties style:width="7.048611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500" style:family="table-column">
      <style:table-column-properties style:column-width="7.048611in"/>
    </style:style>
    <style:style style:name="Table05" style:family="table">
      <style:table-properties style:width="7.048611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600" style:family="table-column">
      <style:table-column-properties style:column-width="7.048611in"/>
    </style:style>
    <style:style style:name="Table06" style:family="table">
      <style:table-properties style:width="7.048611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700" style:family="table-column">
      <style:table-column-properties style:column-width="7.048611in"/>
    </style:style>
    <style:style style:name="Table07" style:family="table">
      <style:table-properties style:width="7.048611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800" style:family="table-column">
      <style:table-column-properties style:column-width="7.048611in"/>
    </style:style>
    <style:style style:name="Table08" style:family="table">
      <style:table-properties style:width="7.048611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able:table table:style-name="Table01">
        <table:table-column table:style-name="TableColumn0100"/>
        <table:table-row table:style-name="TableRow0100">
          <table:table-cell table:style-name="TableCell010000">
            <text:p text:style-name="P2"><draw:frame text:anchor-type="as-char" svg:width="177.01mm" svg:height="11.11mm" style:rel-width="scale" style:rel-height="scale"><draw:object-ole xlink:href="OleObj1"/><draw:image xlink:href="ObjectReplacements/OleObj1"/></draw:frame><text:span text:style-name="T2">Sistemas Operativos</text:span><text:span text:style-name="T3"/></text:p>
          </table:table-cell>
        </table:table-row>
        <table:table-row table:style-name="TableRow0101">
          <table:table-cell table:style-name="TableCell010100">
            <text:p text:style-name="P5"><text:span text:style-name="T4">Formulario de auto-evaluación</text:span></text:p>
            <text:p text:style-name="P5"><text:span text:style-name="T5">Molulo 2. Sesión 2. Llamadas al sistema para el S.Archivos Parte II</text:span><text:span text:style-name="T6"/></text:p>
          </table:table-cell>
        </table:table-row>
      </table:table>
      <text:p text:style-name="P7"><text:span text:style-name="T6"/></text:p>
      <text:p text:style-name="P7"><text:span text:style-name="T7">Nombre y apellidos: </text:span></text:p>
      <table:table table:style-name="Table02">
        <table:table-column table:style-name="TableColumn0200"/>
        <table:table-row table:style-name="TableRow0200">
          <table:table-cell table:style-name="TableCell020000">
            <text:p text:style-name="P9"><text:span text:style-name="T8">Javier Martín Gómez</text:span></text:p>
          </table:table-cell>
        </table:table-row>
      </table:table>
      <text:p text:style-name="P11"><text:span text:style-name="T8"/></text:p>
      <text:p text:style-name="P11"><text:span text:style-name="T9">a) Cuestionario de actitud frente al trabajo.</text:span></text:p>
      <text:p text:style-name="P11"><text:span text:style-name="T10">El tiempo que he dedicado a la preparación de la sesión antes de asistir al laboratorio ha sido de …... minutos.</text:span></text:p>
      <text:p text:style-name="P11"><text:span text:style-name="T10">1. He resuelto todas las dudas que tenía antes de iniciar la sesión de prácticas: …... (si/no). En caso de haber contestado “no”, indica los motivos por los que no las has resuelto:</text:span></text:p>
      <table:table table:style-name="Table03">
        <table:table-column table:style-name="TableColumn0300"/>
        <table:table-row table:style-name="TableRow0300">
          <table:table-cell table:style-name="TableCell030000">
            <text:p text:style-name="P13"><text:span text:style-name="T11"/></text:p>
            <text:p text:style-name="P13"><text:span text:style-name="T11"/></text:p>
            <text:p text:style-name="P13"><text:span text:style-name="T11"/></text:p>
            <text:p text:style-name="P13"><text:span text:style-name="T11"/></text:p>
          </table:table-cell>
        </table:table-row>
      </table:table>
      <text:p text:style-name="P15"><text:span text:style-name="T11"/></text:p>
      <text:p text:style-name="P15"><text:span text:style-name="T12">2. Tengo que trabajar algo más los conceptos sobre:</text:span></text:p>
      <table:table table:style-name="Table04">
        <table:table-column table:style-name="TableColumn0400"/>
        <table:table-row table:style-name="TableRow0400">
          <table:table-cell table:style-name="TableCell040000">
            <text:p text:style-name="P17"><text:span text:style-name="T13"/></text:p>
            <text:p text:style-name="P17"><text:span text:style-name="T13"/></text:p>
            <text:p text:style-name="P17"><text:span text:style-name="T13"/></text:p>
            <text:p text:style-name="P17"><text:span text:style-name="T13"/></text:p>
          </table:table-cell>
        </table:table-row>
      </table:table>
      <text:p text:style-name="P19"><text:span text:style-name="T13"/></text:p>
      <text:p text:style-name="P19"><text:span text:style-name="T14">3. Comentarios y sugerencias:</text:span></text:p>
      <table:table table:style-name="Table05">
        <table:table-column table:style-name="TableColumn0500"/>
        <table:table-row table:style-name="TableRow0500">
          <table:table-cell table:style-name="TableCell050000">
            <text:p text:style-name="P21"><text:span text:style-name="T15"/></text:p>
            <text:p text:style-name="P21"><text:span text:style-name="T15"/></text:p>
            <text:p text:style-name="P21"><text:span text:style-name="T15"/></text:p>
            <text:p text:style-name="P21"><text:span text:style-name="T15"/></text:p>
          </table:table-cell>
        </table:table-row>
      </table:table>
      <text:p text:style-name="P23"><text:span text:style-name="T15"/></text:p>
      <text:p text:style-name="P23"><text:span text:style-name="T16">b) Cuestionario de conocimientos adquiridos.</text:span></text:p>
      <text:p text:style-name="P23"><text:span text:style-name="T17">Mi solución al<text:s/></text:span><text:span text:style-name="T18">ejercicio 1</text:span><text:span text:style-name="T19"><text:s/>ha sido:</text:span></text:p>
      <table:table table:style-name="Table06">
        <table:table-column table:style-name="TableColumn0600"/>
        <table:table-row table:style-name="TableRow0600">
          <table:table-cell table:style-name="TableCell060000">
            <text:p text:style-name="P25"><text:span text:style-name="T20">-Lo que hace el programa es crear un archivo llamado archivo1 con permisos de lectura, escritura y ejecución para el grupo, seguidamente pone la máscara a 0 con la orden unmask(0) y depsués crea otro archivo llamado archivo2 con los mismos permisos que el archivo anterior.</text:span></text:p>
            <text:p text:style-name="P25"><text:span text:style-name="T20">- Luego comprueba que se puede acceder a los atributos del primer arcchivo con la orden stat</text:span></text:p>
            <text:p text:style-name="P25"><text:span text:style-name="T20">- Después con chmod cambiamos los permisos del primer archivo haciendo un AND lógico del estado del archivo con el negado del permiso de ejecución para el grupo, con lo que le quitamos el permiso de ejecución para el grupo. También activamos la asignación del GID del propietario al GID efectivo del proceso que ejecute el archivo.</text:span></text:p>
            <text:p text:style-name="P25"><text:span text:style-name="T20">- Por último con chmod cambiamos los permisos del segundo archivo para que tenga todos los permisos para el propio usuario, permiso de lectura y escritura para el grupo y lectura para el resto de usuarios.</text:span></text:p>
            <text:p text:style-name="P25"><text:span text:style-name="T20"/></text:p>
            <text:p text:style-name="P25"><text:span text:style-name="T20"/></text:p>
            <text:p text:style-name="P25"><text:span text:style-name="T20"/></text:p>
            <text:p text:style-name="P25"><text:span text:style-name="T20"/></text:p>
            <text:p text:style-name="P25"><text:span text:style-name="T20"/></text:p>
          </table:table-cell>
        </table:table-row>
      </table:table>
      <text:p text:style-name="P27"><text:span text:style-name="T20"/></text:p>
      <text:p text:style-name="P27"><text:span text:style-name="T21">Mi solución a la<text:s/></text:span><text:span text:style-name="T22">ejercicio 2</text:span><text:span text:style-name="T23"><text:s/>ha sido:</text:span></text:p>
      <table:table table:style-name="Table07">
        <table:table-column table:style-name="TableColumn0700"/>
        <table:table-row table:style-name="TableRow0700">
          <table:table-cell table:style-name="TableCell070000">
            <text:p text:style-name="P29"><text:span text:style-name="T24">#include&lt;sys/types.h&gt;</text:span></text:p>
            <text:p text:style-name="P29"><text:span text:style-name="T24">#include&lt;sys/stat.h&gt;</text:span></text:p>
            <text:p text:style-name="P29"><text:span text:style-name="T24">#include&lt;fcntl.h&gt;</text:span></text:p>
            <text:p text:style-name="P29"><text:span text:style-name="T24">#include&lt;stdlib.h&gt;</text:span></text:p>
            <text:p text:style-name="P29"><text:span text:style-name="T24">#include&lt;stdio.h&gt;</text:span></text:p>
            <text:p text:style-name="P29"><text:span text:style-name="T24">#include&lt;errno.h&gt;</text:span></text:p>
            <text:p text:style-name="P29"><text:span text:style-name="T24">#include&lt;dirent.h&gt;</text:span></text:p>
            <text:p text:style-name="P29"><text:span text:style-name="T24"/></text:p>
            <text:p text:style-name="P29"><text:span text:style-name="T24"/></text:p>
            <text:p text:style-name="P29"><text:span text:style-name="T24">int main(int argc, char *argv[]){</text:span></text:p>
            <text:p text:style-name="P29"><text:span text:style-name="T24"/></text:p>
            <text:p text:style-name="P29"><text:span text:style-name="T24"><text:tab/>DIR *directorio;</text:span></text:p>
            <text:p text:style-name="P29"><text:span text:style-name="T24"><text:tab/>struct dirent *file;//estructura directorio</text:span></text:p>
            <text:p text:style-name="P29"><text:span text:style-name="T24"><text:tab/>int fd;//descriptor de archivo </text:span></text:p>
            <text:p text:style-name="P29"><text:span text:style-name="T24"><text:tab/>long int permisos,permisosa;//permisos nuevos y antiguos</text:span></text:p>
            <text:p text:style-name="P29"><text:span text:style-name="T24"><text:tab/>struct stat atributos;//estructura de los atributos de un archivo</text:span></text:p>
            <text:p text:style-name="P29"><text:span text:style-name="T24"/></text:p>
            <text:p text:style-name="P29"><text:span text:style-name="T24"><text:tab/>if(argc&lt;3) {// si el numero de argumentos es menor que tres, salimos de la ejecucion.</text:span></text:p>
            <text:p text:style-name="P29"><text:span text:style-name="T24"><text:tab/><text:tab/>printf("\nSintaxis de ejecucion: tarea4 [&lt;pathname&gt;]+ [&lt;4digit_octal_number&gt;]+ \n\n");</text:span></text:p>
            <text:p text:style-name="P29"><text:span text:style-name="T24"><text:tab/><text:tab/>exit(-1);</text:span></text:p>
            <text:p text:style-name="P29"><text:span text:style-name="T24"><text:tab/>}<text:tab/></text:span></text:p>
            <text:p text:style-name="P29"><text:span text:style-name="T24"/></text:p>
            <text:p text:style-name="P29"><text:span text:style-name="T24"><text:tab/>directorio = opendir(argv[1]);//abrimos el direcctorio con pathname el primer argumento</text:span></text:p>
            <text:p text:style-name="P29"><text:span text:style-name="T24"><text:tab/>file = readdir(directorio);</text:span></text:p>
            <text:p text:style-name="P29"><text:span text:style-name="T24"><text:tab/>permisos=strtol(argv[2],NULL,8);//almacenamos permisos nuevos del segundo argumento</text:span></text:p>
            <text:p text:style-name="P29"><text:span text:style-name="T24"><text:tab/>chdir(argv[1]);//abrimos el directorio.</text:span></text:p>
            <text:p text:style-name="P29"><text:span text:style-name="T24"><text:tab/>while(file != NULL &amp;&amp; strcmp(file-&gt;d_name,".")==1 &amp;&amp; strcmp(file-&gt;d_name,"..")==1){</text:span></text:p>
            <text:p text:style-name="P29"><text:span text:style-name="T24"><text:tab/>//mientras que el archivo no sea nulo o no el nombre del archivo no esa "." o ".."</text:span></text:p>
            <text:p text:style-name="P29"><text:span text:style-name="T24"><text:tab/><text:tab/><text:tab/>printf("\nFile Name: %s\n",file-&gt;d_name);//mostramos por pantalla el nombre del archivo</text:span></text:p>
            <text:p text:style-name="P29"><text:span text:style-name="T24"/></text:p>
            <text:p text:style-name="P29"><text:span text:style-name="T24"><text:tab/><text:tab/><text:tab/>if(stat(file-&gt;d_name,&amp;atributos) &lt; 0) {//almacenamos sus atributos</text:span></text:p>
            <text:p text:style-name="P29"><text:span text:style-name="T24"><text:tab/><text:tab/><text:tab/><text:tab/>printf("\nError al intentar acceder a los atributos");</text:span></text:p>
            <text:p text:style-name="P29"><text:span text:style-name="T24"><text:tab/><text:tab/><text:tab/><text:tab/>perror("\nstat Fail");</text:span></text:p>
            <text:p text:style-name="P29"><text:span text:style-name="T24"><text:tab/><text:tab/><text:tab/><text:tab/>exit(-1);</text:span></text:p>
            <text:p text:style-name="P29"><text:span text:style-name="T24"><text:tab/><text:tab/><text:tab/>}</text:span></text:p>
            <text:p text:style-name="P29"><text:span text:style-name="T24"><text:tab/><text:tab/><text:tab/></text:span></text:p>
            <text:p text:style-name="P29"><text:span text:style-name="T24"><text:tab/><text:tab/><text:tab/></text:span></text:p>
            <text:p text:style-name="P29"><text:span text:style-name="T24"><text:tab/><text:tab/><text:tab/>if(chmod(file-&gt;d_name,permisos)&lt;0){//cambiamos los atributos del archivo</text:span></text:p>
            <text:p text:style-name="P29"><text:span text:style-name="T24"><text:tab/><text:tab/><text:tab/>printf("\nError en chmod\n");</text:span></text:p>
            <text:p text:style-name="P29"><text:span text:style-name="T24"><text:tab/><text:tab/><text:tab/>printf("\npermisos antiguos:%o\n",atributos.st_mode);</text:span></text:p>
            <text:p text:style-name="P29"><text:span text:style-name="T24"><text:tab/><text:tab/><text:tab/>}</text:span></text:p>
            <text:p text:style-name="P29"><text:span text:style-name="T24"><text:tab/><text:tab/><text:tab/>else//mostramos los permisos antiguos y nuevos</text:span></text:p>
            <text:p text:style-name="P29"><text:span text:style-name="T24"><text:tab/><text:tab/><text:tab/>printf("\npermisos antiguos:%o permisos nuevos:%lu\n",atributos.st_mode,permisos);//%o de octal</text:span></text:p>
            <text:p text:style-name="P29"><text:span text:style-name="T24"><text:tab/><text:tab/><text:tab/>close(fd);//cerramos el archivo</text:span></text:p>
            <text:p text:style-name="P29"><text:span text:style-name="T24"><text:tab/><text:tab/><text:tab/></text:span></text:p>
            <text:p text:style-name="P29"><text:span text:style-name="T24"><text:tab/><text:tab/><text:tab/>file = readdir(directorio);//abrimos el proximo archivo</text:span></text:p>
            <text:p text:style-name="P29"><text:span text:style-name="T24"><text:tab/>}</text:span></text:p>
            <text:p text:style-name="P29"><text:span text:style-name="T24"><text:tab/></text:span></text:p>
            <text:p text:style-name="P29"><text:span text:style-name="T24"><text:tab/>if(closedir(directorio)&lt;0) {//cerramos el directorio</text:span></text:p>
            <text:p text:style-name="P29"><text:span text:style-name="T24"><text:tab/><text:tab/>printf("\nclosedir Fail \n\n");</text:span></text:p>
            <text:p text:style-name="P29"><text:span text:style-name="T24"><text:tab/><text:tab/>exit(-1);</text:span></text:p>
            <text:p text:style-name="P29"><text:span text:style-name="T24"><text:tab/>}</text:span></text:p>
            <text:p text:style-name="P29"><text:span text:style-name="T24"><text:tab/>return 0;</text:span></text:p>
            <text:p text:style-name="P29"><text:span text:style-name="T24">}</text:span></text:p>
            <text:p text:style-name="P29"><text:span text:style-name="T24"/></text:p>
            <text:p text:style-name="P29"><text:span text:style-name="T24"/></text:p>
            <text:p text:style-name="P29"><text:span text:style-name="T24"/></text:p>
            <text:p text:style-name="P29"><text:span text:style-name="T24"/></text:p>
          </table:table-cell>
        </table:table-row>
      </table:table>
      <text:p text:style-name="P31"><text:span text:style-name="T24"/></text:p>
      <text:p text:style-name="P31"><text:span text:style-name="T25">Mi solución a la<text:s/></text:span><text:span text:style-name="T26">ejercicio 3</text:span><text:span text:style-name="T27"><text:s/>ha sido:</text:span></text:p>
      <table:table table:style-name="Table08">
        <table:table-column table:style-name="TableColumn0800"/>
        <table:table-row table:style-name="TableRow0800">
          <table:table-cell table:style-name="TableCell080000">
            <text:p text:style-name="P33"><text:span text:style-name="T28">#include&lt;sys/types.h&gt;</text:span></text:p>
            <text:p text:style-name="P33"><text:span text:style-name="T28">#include&lt;sys/stat.h&gt;</text:span></text:p>
            <text:p text:style-name="P33"><text:span text:style-name="T28">#include&lt;fcntl.h&gt;</text:span></text:p>
            <text:p text:style-name="P33"><text:span text:style-name="T28">#include&lt;stdlib.h&gt;</text:span></text:p>
            <text:p text:style-name="P33"><text:span text:style-name="T28">#include&lt;stdio.h&gt;</text:span></text:p>
            <text:p text:style-name="P33"><text:span text:style-name="T28">#include&lt;errno.h&gt;</text:span></text:p>
            <text:p text:style-name="P33"><text:span text:style-name="T28">#include&lt;dirent.h&gt;</text:span></text:p>
            <text:p text:style-name="P33"><text:span text:style-name="T28">int func(char *dir) {</text:span></text:p>
            <text:p text:style-name="P33"><text:span text:style-name="T28"><text:s text:c="4"/>DIR *directorio;</text:span></text:p>
            <text:p text:style-name="P33"><text:span text:style-name="T28"><text:s text:c="4"/>struct dirent *file;//estructura directorio</text:span></text:p>
            <text:p text:style-name="P33"><text:span text:style-name="T28"><text:s text:c="4"/>int fd;//descriptor de archivo </text:span></text:p>
            <text:p text:style-name="P33"><text:span text:style-name="T28"><text:s text:c="4"/>int tamanototal=0;//almacena el tamaño total</text:span></text:p>
            <text:p text:style-name="P33"><text:span text:style-name="T28"><text:s text:c="4"/>long int permisos,permisosa;</text:span></text:p>
            <text:p text:style-name="P33"><text:span text:style-name="T28"><text:s text:c="4"/>struct stat atributos;//estructura de los atributos de un archivo</text:span></text:p>
            <text:p text:style-name="P33"><text:span text:style-name="T28"><text:s text:c="4"/>directorio = opendir(dir);//abrimos el directorio</text:span></text:p>
            <text:p text:style-name="P33"><text:span text:style-name="T28"><text:s text:c="4"/>file = readdir(directorio);//almacenamso en file el primer archivo del directorio</text:span></text:p>
            <text:p text:style-name="P33"><text:span text:style-name="T28"><text:s text:c="4"/>chdir(dir);//abrimos el directorio.</text:span></text:p>
            <text:p text:style-name="P33"><text:span text:style-name="T28"><text:s text:c="4"/>while(file != NULL) {//mientras el archivo no sea nulo</text:span></text:p>
            <text:p text:style-name="P33"><text:span text:style-name="T28"><text:s text:c="8"/>if(strcmp(file-&gt;d_name,".")==1 &amp;&amp; strcmp(file-&gt;d_name,"..")==1) {//si el nombre del archivo es diferente a ".." o "."</text:span></text:p>
            <text:p text:style-name="P33"><text:span text:style-name="T28"><text:s text:c="12"/>if(stat(file-&gt;d_name,&amp;atributos) &lt; 0) {//almacenamos sus atributos</text:span></text:p>
            <text:p text:style-name="P33"><text:span text:style-name="T28"><text:s text:c="16"/>printf("\nError al intentar acceder a los atributos");</text:span></text:p>
            <text:p text:style-name="P33"><text:span text:style-name="T28"><text:s text:c="16"/>perror("\nstat Fail");</text:span></text:p>
            <text:p text:style-name="P33"><text:span text:style-name="T28"><text:s text:c="16"/>exit(-1);</text:span></text:p>
            <text:p text:style-name="P33"><text:span text:style-name="T28"><text:s text:c="12"/>}</text:span></text:p>
            <text:p text:style-name="P33"><text:span text:style-name="T28"><text:s text:c="12"/>if(S_ISDIR(atributos.st_mode)) {//si es un directorio</text:span></text:p>
            <text:p text:style-name="P33"><text:span text:style-name="T28"><text:s text:c="16"/>tamanototal+=func(file-&gt;d_name);//llamamaos recursivamente a la funcion</text:span></text:p>
            <text:p text:style-name="P33"><text:span text:style-name="T28"><text:s text:c="16"/>chdir("..");//volvemos al directorio al que estabamos.</text:span></text:p>
            <text:p text:style-name="P33"><text:span text:style-name="T28"><text:s text:c="12"/>} else if((atributos.st_mode &amp; S_IXGRP)&amp;&amp; (atributos.st_mode &amp; S_IXOTH)) {</text:span></text:p>
            <text:p text:style-name="P33"><text:span text:style-name="T28"><text:tab/><text:tab/><text:tab/><text:tab/><text:tab/>//si el archivo tiene perimos de ejecucion para grupo y otros.</text:span></text:p>
            <text:p text:style-name="P33"><text:span text:style-name="T28"><text:s text:c="16"/>printf("%s<text:s text:c="2"/>",file-&gt;d_name);//mostramos el archivo</text:span></text:p>
            <text:p text:style-name="P33"><text:span text:style-name="T28"><text:s text:c="16"/>printf("%d\n",(int)atributos.st_ino);//mostramos su numero de inodos</text:span></text:p>
            <text:p text:style-name="P33"><text:span text:style-name="T28"><text:s text:c="16"/>tamanototal+=(int)atributos.st_size;//le sumamso el tamaño del archivo al tamaño total</text:span></text:p>
            <text:p text:style-name="P33"><text:span text:style-name="T28"><text:s text:c="12"/>}</text:span></text:p>
            <text:p text:style-name="P33"><text:span text:style-name="T28"><text:s text:c="8"/>}</text:span></text:p>
            <text:p text:style-name="P33"><text:span text:style-name="T28"><text:s text:c="8"/>file = readdir(directorio);//abrimos el proximo archivo</text:span></text:p>
            <text:p text:style-name="P33"><text:span text:style-name="T28"><text:s text:c="4"/>}</text:span></text:p>
            <text:p text:style-name="P33"><text:span text:style-name="T28"><text:s text:c="4"/>if(closedir(directorio)&lt;0) {//cerramos el directorio</text:span></text:p>
            <text:p text:style-name="P33"><text:span text:style-name="T28"><text:s text:c="8"/>printf("\nclosedir Fail \n\n");</text:span></text:p>
            <text:p text:style-name="P33"><text:span text:style-name="T28"><text:s text:c="8"/>exit(-1);</text:span></text:p>
            <text:p text:style-name="P33"><text:span text:style-name="T28"><text:s text:c="4"/>}</text:span></text:p>
            <text:p text:style-name="P33"><text:span text:style-name="T28"><text:s text:c="4"/>return tamanototal;//devolvemso el tamaño total</text:span></text:p>
            <text:p text:style-name="P33"><text:span text:style-name="T28">}</text:span></text:p>
            <text:p text:style-name="P33"><text:span text:style-name="T28"/></text:p>
            <text:p text:style-name="P33"><text:span text:style-name="T28"/></text:p>
            <text:p text:style-name="P33"><text:span text:style-name="T28"/></text:p>
            <text:p text:style-name="P33"><text:span text:style-name="T28">int main(int numarg,char* arg[]) {</text:span></text:p>
            <text:p text:style-name="P33"><text:span text:style-name="T28"><text:s text:c="4"/>printf("Numero de i-nodos\n");</text:span></text:p>
            <text:p text:style-name="P33"><text:span text:style-name="T28"><text:s text:c="4"/>printf("Total size:%d\n", func(arg[1]));//llamamos a la funcion</text:span></text:p>
            <text:p text:style-name="P33"><text:span text:style-name="T28"><text:s text:c="4"/>return 0;</text:span></text:p>
            <text:p text:style-name="P33"><text:span text:style-name="T28">}</text:span></text:p>
            <text:p text:style-name="P33"><text:span text:style-name="T28"/></text:p>
            <text:p text:style-name="P33"><text:span text:style-name="T28"/></text:p>
            <text:p text:style-name="P33"><text:span text:style-name="T28"/></text:p>
            <text:p text:style-name="P33"><text:span text:style-name="T28"/></text:p>
          </table:table-cell>
        </table:table-row>
      </table:table>
      <text:p text:style-name="P35"><text:span text:style-name="T28"/></text:p>
      <text:p text:style-name="P35"><text:span text:style-name="T2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